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cf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00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ff0000" draw:stroke="solid" draw:stroke-linejoin="miter" fo:margin="1.000000000000000pt" style:wrap="biggest" style:wrap-dynamic-threshold="0.000000000000000pt" svg:fill-rule="evenodd" svg:stroke-color="#00de00" svg:stroke-opacity="1" svg:stroke-width="1.000000000000000pt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path draw:style-name="gr2" draw:id="shape2" draw:name="path551" draw:layer="" svg:width="83.50072011905pt" svg:height="100.00000000000pt" svg:viewBox="0 0 84 100" svg:d="M0 0L83.5007 50L0 100Z" koffice:nodeTypes="cccc"/>
          <draw:path draw:style-name="gr2" draw:id="shape3" draw:name="path552" draw:layer="" svg:width="83.50072809524pt" svg:height="100.00000000000pt" svg:x="83.74997600000pt" svg:y="0.00000000000pt" svg:viewBox="0 0 84 100" svg:d="M83.5007 0L0 50L83.5007 100Z" koffice:nodeTypes="cccc"/>
          <draw:path draw:style-name="gr3" draw:id="shape4" draw:name="path556" draw:layer="" svg:width="168.00145688623pt" svg:height="50.00000000000pt" svg:viewBox="0 0 168 50" svg:d="M0 0L84.0007 50L168.001 0Z" koffice:nodeTypes="cccc"/>
          <draw:path draw:style-name="gr3" draw:id="shape5" draw:name="path557" draw:layer="" svg:width="168.00145688623pt" svg:height="50.00000000000pt" svg:x="0.00000000000pt" svg:y="50.00000000000pt" svg:viewBox="0 0 168 50" svg:d="M0 50L84.0007 0L168.001 50Z" koffice:nodeTypes="cccc"/>
          <draw:path draw:style-name="gr4" draw:id="shape6" draw:name="path558" draw:layer="" svg:width="168.00145688623pt" svg:height="100.00000000000pt" svg:viewBox="0 0 168 100" svg:d="M168.001 0L152.349 0L0 90.683L0 100L15.6526 100L168.001 9.31695Z" koffice:nodeTypes="ccccccc"/>
          <draw:path draw:style-name="gr4" draw:id="shape7" draw:name="path571" draw:layer="" svg:width="80.93397547502pt" svg:height="80.95664927938pt" draw:transform="matrix(0.71428563000 0.00000000000 0.00000000000 0.71428563000 54.83320748267pt 21.07915148494pt)" svg:viewBox="0 0 81 81" svg:d="M80.934 40.4784C80.9371 62.833 62.8185 80.9566 40.467 80.9566C18.1154 80.9566 -0.00314164 62.833 4.08598e-07 40.4784C-0.00314164 18.1237 18.1154 5.68282e-15 40.467 0C62.8185 -5.68282e-15 80.9371 18.1237 80.934 40.4784Z" koffice:nodeTypes="ccccc"/>
          <draw:path draw:style-name="gr4" draw:id="shape8" draw:name="path566" draw:layer="" svg:width="168.00145688623pt" svg:height="100.00000000000pt" svg:viewBox="0 0 168 100" svg:d="M0 0L0 9.31695L152.349 100L168.001 100L168.001 90.683L15.6526 0Z" koffice:nodeTypes="ccccccc"/>
          <draw:path draw:style-name="gr5" draw:id="shape9" draw:name="polygon576" draw:layer="" svg:width="15.94999912500pt" svg:height="18.86041386967pt" draw:transform="matrix(0.71428563000 0.00000000000 0.00000000000 0.71428563000 78.04463674770pt 29.21066351330pt)" svg:viewBox="0 0 16 19" svg:d="M15.9317 14.1615L10.6791 14.2541L7.95672 18.8604L5.25219 14.2431L0 14.129L2.54807 9.41914L0.0182594 4.69888L5.27085 4.60626L7.99324 0L10.6977 4.61731L15.95 4.73131L13.4019 9.44124Z" koffice:nodeTypes="ccccccccccccc"/>
          <draw:path draw:style-name="gr5" draw:id="shape10" draw:name="polygon577" draw:layer="" svg:width="15.94999912500pt" svg:height="18.86041386967pt" draw:transform="matrix(0.71428563000 0.00000000000 0.00000000000 0.71428563000 65.44813337970pt 51.01209391330pt)" svg:viewBox="0 0 16 19" svg:d="M15.9317 14.1615L10.6791 14.2541L7.95672 18.8604L5.25219 14.2431L0 14.129L2.54807 9.41914L0.0182594 4.69888L5.27085 4.60626L7.99324 0L10.6977 4.61731L15.95 4.73131L13.4019 9.44124Z" koffice:nodeTypes="ccccccccccccc"/>
          <draw:path draw:style-name="gr5" draw:id="shape11" draw:name="polygon578" draw:layer="" svg:width="15.94999912500pt" svg:height="18.86041386967pt" draw:transform="matrix(0.71428563000 0.00000000000 0.00000000000 0.71428563000 90.94953834770pt 51.01209391330pt)" svg:viewBox="0 0 16 19" svg:d="M15.9317 14.1615L10.6791 14.2541L7.95672 18.8604L5.25219 14.2431L0 14.129L2.54807 9.41914L0.0182594 4.69888L5.27085 4.60626L7.99324 0L10.6977 4.61731L15.95 4.73131L13.4019 9.44124Z" koffice:nodeTypes="cc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0:41</dc:date>
    <meta:creation-date>2011-05-22T06:11:11</meta:creation-date>
    <dc:creator>Yue Liu</dc:creator>
  </office:meta>
</office:document-meta>
</file>